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6" style:family="table-cell" style:parent-style-name="Default">
      <style:table-cell-properties fo:background-color="#afd095"/>
    </style:style>
    <style:style style:name="ce25" style:family="table-cell" style:parent-style-name="Default">
      <style:table-cell-properties fo:background-color="#800080"/>
    </style:style>
    <style:style style:name="ce162" style:family="table-cell" style:parent-style-name="Default">
      <style:table-cell-properties fo:background-color="#ffd7d7"/>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6"/>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nav bar for client</text:p>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text:p>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162"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 / 11</text:p>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style-name="ce162"/>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style-name="ce29"/>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style-name="ce30" office:value-type="string" calcext:value-type="string">
            <text:p>DAY 11</text:p>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office:value-type="string" calcext:value-type="string">
            <text:p>plus edit component</text:p>
          </table:table-cell>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30" office:value-type="string" calcext:value-type="string">
            <text:p>DAY 11</text:p>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edit component</text:p>
          </table:table-cell>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style-name="ce126" office:value-type="string" calcext:value-type="string">
            <text:p>DAY TBD</text:p>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style-name="ce1" office:value-type="string" calcext:value-type="string">
            <text:p>DAY TBD</text:p>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DAY TBD</text:p>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office:value-type="string" calcext:value-type="string">
            <text:p>PAGINATION DAY</text:p>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TBD</text:p>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6">00/00/0000</text:date>, <text:time style:data-style-name="N2" text:time-value="13:58:49.13358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8-06T14:02:19.806831300</dc:date>
    <meta:editing-duration>PT8H21M10S</meta:editing-duration>
    <meta:editing-cycles>48</meta:editing-cycles>
    <meta:generator>LibreOffice/25.2.4.3$Windows_X86_64 LibreOffice_project/33e196637044ead23f5c3226cde09b47731f7e27</meta:generator>
    <meta:document-statistic meta:table-count="1" meta:cell-count="1387" meta:object-count="0"/>
  </office:meta>
</office:document-meta>
</file>